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my code for project 1. I was only able to complete the pyramid parts. The limitation on the pyramid code is it crashes if the user does not enter an integer. Other than that it works fine. The circle and parabola code do not have any limitations since they do not ex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 glennon</meta:initial-creator>
    <meta:creation-date>2016-02-29T21:41:25.09</meta:creation-date>
    <meta:document-statistic meta:table-count="0" meta:image-count="0" meta:object-count="0" meta:page-count="1" meta:paragraph-count="1" meta:word-count="54" meta:character-count="279"/>
    <dc:date>2016-02-29T21:48:56.77</dc:date>
    <dc:creator>mac glennon</dc:creator>
    <meta:editing-duration>PT7M31S</meta:editing-duration>
    <meta:editing-cycles>1</meta:editing-cycles>
    <meta:generator>OpenOffice/4.1.1$Win32 OpenOffice.org_project/411m6$Build-9775</meta:generator>
  </office:meta>
</office:document-meta>
</file>